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6d81" officeooo:paragraph-rsid="000c6d81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c6d81" officeooo:paragraph-rsid="000c6d8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6d81" officeooo:paragraph-rsid="000c6d8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6d81" officeooo:paragraph-rsid="000c6d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256e" officeooo:paragraph-rsid="000d256e" style:font-weight-asian="bold" style:font-weight-complex="bold"/>
    </style:style>
    <style:style style:name="P6" style:family="paragraph" style:parent-style-name="Standard">
      <style:text-properties fo:font-weight="bold" officeooo:rsid="000d256e" officeooo:paragraph-rsid="000d256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e90c3" officeooo:paragraph-rsid="000e90c3" style:font-weight-asian="bold" style:font-weight-complex="bold"/>
    </style:style>
    <style:style style:name="P8" style:family="paragraph" style:parent-style-name="Standard">
      <style:text-properties officeooo:rsid="000d256e" officeooo:paragraph-rsid="000d256e"/>
    </style:style>
    <style:style style:name="P9" style:family="paragraph" style:parent-style-name="Standard">
      <style:text-properties officeooo:paragraph-rsid="000d256e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d256e" officeooo:paragraph-rsid="000d256e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officeooo:rsid="000f5b0b" officeooo:paragraph-rsid="000f5b0b"/>
    </style:style>
    <style:style style:name="T1" style:family="text">
      <style:text-properties officeooo:rsid="000d256e"/>
    </style:style>
    <style:style style:name="T2" style:family="text">
      <style:text-properties officeooo:rsid="000e9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modèle ABM dans la modélisation d'une ville</text:p>
      <text:p text:style-name="P11">GAUTHIER Silvère – LAMEIRA Yannick</text:p>
      <text:p text:style-name="P11"/>
      <text:p text:style-name="P5">Problématique</text:p>
      <text:p text:style-name="P10">Dans le monde d'aujourd'hui, les villes sont en expansion permanente, ce qui pose problème lors de la modélisation de celles-ci. En effet, les modèles doivent pouvoir s'adapter aux nouvelles conditions (dimensions, <text:span text:style-name="T2">configurations…). Il sera donc intéressant de voir comment un système multi-agent peut permettre une adaptation à ces modifications de l'environnement.</text:span></text:p>
      <text:p text:style-name="P10"/>
      <text:p text:style-name="P7">Différentes approches</text:p>
      <text:p text:style-name="P4">La modélisation sans multi-agents</text:p>
      <text:p text:style-name="P1">- Vue globale / omnisciente du « monde »</text:p>
      <text:p text:style-name="P1">- Déterministe : les interactions entre les éléments sont décidés à l'avance</text:p>
      <text:p text:style-name="P1">- Aucune évolution car un scénario unique</text:p>
      <text:p text:style-name="P1">- Possibilités limitées</text:p>
      <text:p text:style-name="P1"/>
      <text:p text:style-name="P4">La modélisation avec multi-agents</text:p>
      <text:p text:style-name="P1">- Vue locale</text:p>
      <text:p text:style-name="P1">- Indéterministe : les interactions sont décidées par les agents</text:p>
      <text:p text:style-name="P1">- Evolution constante car chaque lancement donne naissance à un nouveau scénario</text:p>
      <text:p text:style-name="P1">- Possibilités presque illimitées</text:p>
      <text:p text:style-name="P1"/>
      <text:p text:style-name="P4">Dans la réalité</text:p>
      <text:p text:style-name="P1">On ne peut pas tout prévoir car on ne peut maîtriser le comportement de chaque individu, ce qui est assez proche du modèle ABM où chaque agent a un pouvoir de décision. La réalité est quand même relativement plus complexe qu'un modèle multi-agents, cela dû à la complexité encore trop peu connue du cerveau humain et de la diversité d'interactions possible entre les êtres humains.</text:p>
      <text:p text:style-name="P1"/>
      <text:p text:style-name="P3">Techniques existantes</text:p>
      <text:p text:style-name="P6">Processus spatiaux</text:p>
      <text:p text:style-name="P8">- Théorie des graphes</text:p>
      <text:p text:style-name="P8">- Géométrie fractale</text:p>
      <text:p text:style-name="P8">- Modèles d'interactions spatiales</text:p>
      <text:p text:style-name="P8">...</text:p>
      <text:p text:style-name="P8"/>
      <text:p text:style-name="P6">Processus de décision</text:p>
      <text:p text:style-name="P8">- Approche probabiliste</text:p>
      <text:p text:style-name="P8">- Théorie des sous-ensembles flous</text:p>
      <text:p text:style-name="P8">- Notion d'utilité</text:p>
      <text:p text:style-name="P8">...</text:p>
      <text:p text:style-name="P1"/>
      <text:p text:style-name="P3">Conclusion</text:p>
      <text:p text:style-name="P1">Même avec un manque de précision quasiment inévitable dans un modèle, l'approche multi-agents permet de se rapprocher grandement de la réalité dans le cas de l'animation d'une ville.</text:p>
      <text:p text:style-name="P1"/>
      <text:p text:style-name="P5">Bibliographie</text:p>
      <text:p text:style-name="P8"/>
      <text:p text:style-name="P9"><text:a xlink:type="simple" xlink:href="http://thema.univ-fcomte.fr/le-laboratoire-thema/36-cat-equipes-fr/cat-equipe-mvt-fr/cat-mvt-axes-de-rechercher-fr/52-art-mobilites-ville-et-transports-axe-de-recherche-2-fr"><text:span text:style-name="T1">Art-mobilites-ville-et-transport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authier </meta:initial-creator>
    <meta:creation-date>2014-10-10T07:57:27.581176335</meta:creation-date>
    <dc:date>2014-10-10T08:30:41.693834783</dc:date>
    <dc:creator>sgauthier </dc:creator>
    <meta:editing-duration>PT2M52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32" meta:word-count="264" meta:character-count="1765" meta:non-whitespace-character-count="1532"/>
  </office:meta>
</office:document-meta>
</file>